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2.186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8437in"/>
    </style:style>
    <style:style style:name="co11" style:family="table-column">
      <style:table-column-properties fo:break-before="auto" style:column-width="1.4791in"/>
    </style:style>
    <style:style style:name="co12" style:family="table-column">
      <style:table-column-properties fo:break-before="auto" style:column-width="4.4709in"/>
    </style:style>
    <style:style style:name="co13" style:family="table-column">
      <style:table-column-properties fo:break-before="auto" style:column-width="1.4256in"/>
    </style:style>
    <style:style style:name="co14" style:family="table-column">
      <style:table-column-properties fo:break-before="auto" style:column-width="1.7256in"/>
    </style:style>
    <style:style style:name="co15" style:family="table-column">
      <style:table-column-properties fo:break-before="auto" style:column-width="1.4472in"/>
    </style:style>
    <style:style style:name="co16" style:family="table-column">
      <style:table-column-properties fo:break-before="auto" style:column-width="1.7043in"/>
    </style:style>
    <style:style style:name="co17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2.2402in"/>
    </style:style>
    <style:style style:name="co19" style:family="table-column">
      <style:table-column-properties fo:break-before="auto" style:column-width="1.4146in"/>
    </style:style>
    <style:style style:name="co20" style:family="table-column">
      <style:table-column-properties fo:break-before="auto" style:column-width="2.3264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2.2937in"/>
    </style:style>
    <style:style style:name="co23" style:family="table-column">
      <style:table-column-properties fo:break-before="auto" style:column-width="2.2083in"/>
    </style:style>
    <style:style style:name="co24" style:family="table-column">
      <style:table-column-properties fo:break-before="auto" style:column-width="1.3291in"/>
    </style:style>
    <style:style style:name="co25" style:family="table-column">
      <style:table-column-properties fo:break-before="auto" style:column-width="2.5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228in" fo:break-before="auto" style:use-optimal-row-height="false"/>
    </style:style>
    <style:style style:name="ro3" style:family="table-row">
      <style:table-row-properties style:row-height="0.8752in" fo:break-before="auto" style:use-optimal-row-height="false"/>
    </style:style>
    <style:style style:name="ro4" style:family="table-row">
      <style:table-row-properties style:row-height="0.8437in" fo:break-before="auto" style:use-optimal-row-height="false"/>
    </style:style>
    <style:style style:name="ro5" style:family="table-row">
      <style:table-row-properties style:row-height="0.6772in" fo:break-before="auto" style:use-optimal-row-height="false"/>
    </style:style>
    <style:style style:name="ro6" style:family="table-row">
      <style:table-row-properties style:row-height="1.052in" fo:break-before="auto" style:use-optimal-row-height="false"/>
    </style:style>
    <style:style style:name="ro7" style:family="table-row">
      <style:table-row-properties style:row-height="1.1146in" fo:break-before="auto" style:use-optimal-row-height="false"/>
    </style:style>
    <style:style style:name="ro8" style:family="table-row">
      <style:table-row-properties style:row-height="0.9063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4898in" fo:break-before="auto" style:use-optimal-row-height="false"/>
    </style:style>
    <style:style style:name="ro11" style:family="table-row">
      <style:table-row-properties style:row-height="0.7709in" fo:break-before="auto" style:use-optimal-row-height="false"/>
    </style:style>
    <style:style style:name="ro12" style:family="table-row">
      <style:table-row-properties style:row-height="0.2083in" fo:break-before="auto" style:use-optimal-row-height="false"/>
    </style:style>
    <style:style style:name="ro13" style:family="table-row">
      <style:table-row-properties style:row-height="0.5417in" fo:break-before="auto" style:use-optimal-row-height="fals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0.448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3957in" fo:break-before="auto" style:use-optimal-row-height="false"/>
    </style:style>
    <style:style style:name="ro20" style:family="table-row">
      <style:table-row-properties style:row-height="0.8957in" fo:break-before="auto" style:use-optimal-row-height="false"/>
    </style:style>
    <style:style style:name="ro21" style:family="table-row">
      <style:table-row-properties style:row-height="0.45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fo:background-color="#ffa6a6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a6a6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7d7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fo:background-color="#ffa6a6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c9ba4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3" style:family="table-cell" style:parent-style-name="Default">
      <style:table-cell-properties fo:background-color="#ffa6a6" fo:wrap-option="wrap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7d7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d7d7"/>
    </style:style>
    <style:style style:name="ce2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Arial" fo:font-size="11pt" fo:language="none" fo:country="none" style:font-name-asian="Arial1" style:font-size-asian="11pt" style:language-asian="hi" style:country-asian="IN" style:font-name-complex="Arial" style:font-size-complex="6.80000019073486pt" style:language-complex="none" style:country-complex="none"/>
    </style:style>
    <style:style style:name="ce12" style:family="table-cell" style:parent-style-name="Default" style:data-style-name="N84">
      <style:table-cell-properties style:text-align-source="fix" style:repeat-content="false" style:vertical-align="top"/>
      <style:paragraph-properties fo:text-align="center"/>
    </style:style>
    <style:style style:name="ce13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a6a6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top"/>
      <style:text-properties style:font-name="Arial" fo:font-size="11pt" fo:language="none" fo:country="none" style:font-name-asian="Arial1" style:font-size-asian="11pt" style:language-asian="hi" style:country-asian="IN" style:font-name-complex="Arial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33" style:family="table-cell" style:parent-style-name="Default">
      <style:table-cell-properties style:vertical-align="top"/>
      <style:text-properties style:font-size-complex="6.80000019073486pt" style:language-complex="none" style:country-complex="none"/>
    </style:style>
    <style:style style:name="ce34" style:family="table-cell" style:parent-style-name="Default">
      <style:table-cell-properties style:vertical-align="top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hi" style:country-asian="IN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style:vertical-align="top"/>
    </style:style>
    <style:style style:name="ce37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hi" style:country-asian="IN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italic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  <style:style style:name="T6" style:family="text">
      <style:text-properties style:font-name="Arial" fo:font-size="11pt" fo:language="none" fo:country="none" style:language-asian="hi" style:country-asian="IN" style:font-name-asian="Arial" style:font-name-complex="Arial" style:font-size-asian="11pt"/>
    </style:style>
    <style:style style:name="T7" style:family="text">
      <style:text-properties style:font-name="Arial" fo:font-size="11pt" fo:language="none" fo:country="none" style:language-asian="hi" style:country-asian="IN" style:font-name-asian="Arial" style:font-name-complex="Arial" style:font-size-asian="11pt" style:use-window-font-color="true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27" office:value-type="string" calcext:value-type="string" table:number-columns-spanned="6" table:number-rows-spanned="2">
            <text:p>Les composants Header et Footer s’affichent sur toutes les pages.</text:p>
          </table:table-cell>
          <table:covered-table-cell table:number-columns-repeated="5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6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6" office:value-type="string" calcext:value-type="string" table:number-columns-spanned="1" table:number-rows-spanned="2">
            <text:p>P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ès au navigateur Chrome</text:p>
          </table:table-cell>
          <table:covered-table-cell/>
          <table:table-cell/>
          <table:table-cell table:style-name="ce8"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Parcourir chaque page statique du site web et vérifier la présence des composants Header et Footer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</table:table-row>
        <table:table-row table:style-name="ro1">
          <table:covered-table-cell table:number-columns-repeated="11" table:style-name="ce19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Accéder à l’adresse url <text:a xlink:href="https://annemoncion.github.io/1017examen2annemoncion/app-examen/dist/#/" xlink:type="simple">https://annemoncion.github.io/1017examen2annemoncion/app-examen/dist/#/</text:a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Dans le haut de la page, le composant orangé “Header” est présent. Dans le bas de la page, le composant rosé “Footer” est présen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Dans le haut de la page, le composant orangé “Header” est présent. Dans le bas de la page, le composant rosé “Footer” est présen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</text:p>
          </table:table-cell>
          <table:covered-table-cell table:style-name="ce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 table:number-columns-spanned="4" table:number-rows-spanned="1">
            <text:p><text:span text:style-name="T2">Accéder à l’adresse url </text:span><text:span text:style-name="T2"><text:a xlink:href="https://annemoncion.github.io/1017examen2annemoncion/app-examen/dist/#/projets" xlink:type="simple">https://annemoncion.github.io/1017examen2annemoncion/app-examen/dist/#/projets</text:a></text:span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Dans le haut de la page, le composant orangé “Header” est présent. Dans le bas de la page, le composant rosé “Footer” est présen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Dans le haut de la page, le composant orangé “Header” est présent. Dans le bas de la page, le composant rosé “Footer” est présen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</text:p>
          </table:table-cell>
          <table:covered-table-cell table:style-name="ce21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 table:number-columns-spanned="4" table:number-rows-spanned="1">
            <text:p><text:span text:style-name="T2">Accéder à l’adresse url </text:span><text:span text:style-name="T2"><text:a xlink:href="https://annemoncion.github.io/1017examen2annemoncion/app-examen/dist/#/contact" xlink:type="simple">https://annemoncion.github.io/1017examen2annemoncion/app-examen/dist/#/contact</text:a></text:span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Dans le haut de la page, le composant orangé “Header” est présent. Dans le bas de la page, le composant rosé “Footer” est présen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Dans le haut de la page, le composant orangé “Header” est présent. Dans le bas de la page, le composant rosé “Footer” est présen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</text:p>
          </table:table-cell>
          <table:covered-table-cell table:style-name="ce21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</table:table>
      <table:table table:name="Test 2" table:style-name="ta1"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31" office:value-type="string" calcext:value-type="string" table:number-columns-spanned="6" table:number-rows-spanned="2">
            <text:p>La navigation est fonctionnelle.</text:p>
          </table:table-cell>
          <table:covered-table-cell table:number-columns-repeated="5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20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20" office:value-type="string" calcext:value-type="string" table:number-columns-spanned="1" table:number-rows-spanned="2">
            <text:p>P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ès au navigateur Chrome</text:p>
          </table:table-cell>
          <table:covered-table-cell/>
          <table:table-cell/>
          <table:table-cell table:style-name="ce8"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Cliquer sur chaque lien du menu de navigation pour vérifier qu’il mène à la page correspondante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</table:table-row>
        <table:table-row table:style-name="ro1">
          <table:covered-table-cell table:number-columns-repeated="11" table:style-name="ce19"/>
        </table:table-row>
        <table:table-row table:style-name="ro5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Se rendre à l’adresse <text:a xlink:href="https://annemoncion.github.io/1017examen2annemoncion/app-examen/dist/#/" xlink:type="simple">https://annemoncion.github.io/1017examen2annemoncion/app-examen/dist/#/</text:a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e lien “Accueil” dans le menu principal apparaît en blanc sur viole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e lien “Accueil” dans le menu principal apparaît en blanc sur viole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/text:p>
          </table:table-cell>
          <table:covered-table-cell table:style-name="ce21"/>
        </table:table-row>
        <table:table-row table:style-name="ro6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 table:number-columns-spanned="4" table:number-rows-spanned="1">
            <text:p>Cliquer sur le lien “Projets”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’url est suffixé de “projets” et la page affichée est la page “Projets”. Le lien “Projets” apparaît en blanc sur viole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’url est suffixé de “projets” et la page affichée est la page “Projets”. Le lien “Projets” apparaît en blanc sur viole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/text:p>
          </table:table-cell>
          <table:covered-table-cell table:style-name="ce21"/>
        </table:table-row>
        <table:table-row table:style-name="ro7"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 table:number-columns-spanned="4" table:number-rows-spanned="1">
            <text:p>Cliquer sur le lien “Contact”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’url est suffixé de “contact” et la page affichée est la page “Contact”. Le lien “Contact” apparaît en blanc sur viole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’url est suffixé de “contact” et la page affichée est la page “Contact”. Le lien “Contact” apparaît en blanc sur viole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/text:p>
          </table:table-cell>
          <table:covered-table-cell table:style-name="ce21"/>
        </table:table-row>
        <table:table-row table:style-name="ro8"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 table:number-columns-spanned="4" table:number-rows-spanned="1">
            <text:p>Cliquer sur le lien “Accueil”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’url termine par “<text:span text:style-name="T3">dist/#/”</text:span> et la page affichée est la page “Accueil”. Le lien “Accueil apparaît en blanc sur violet.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<text:span text:style-name="T2">L’url termine par “</text:span><text:span text:style-name="T4">dist/#/”</text:span><text:span text:style-name="T5"> et la page affichée est la page “Accueil”. Le lien “Accueil apparaît en blanc sur violet.</text:span>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/text:p>
          </table:table-cell>
          <table:covered-table-cell table:style-name="ce21"/>
        </table:table-row>
      </table:table>
      <table:table table:name="Test 3" table:style-name="ta1"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20" office:value-type="float" office:value="3" calcext:value-type="float" table:number-columns-spanned="1" table:number-rows-spanned="2">
            <text:p>3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27" office:value-type="string" calcext:value-type="string" table:number-columns-spanned="6" table:number-rows-spanned="2">
            <text:p>Le lien de la licence mène au fichier LICENSE.md sur GitHub.</text:p>
          </table:table-cell>
          <table:covered-table-cell table:number-columns-repeated="5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20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20" office:value-type="string" calcext:value-type="string" table:number-columns-spanned="1" table:number-rows-spanned="2">
            <text:p>P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ès au navigateur Chrome</text:p>
          </table:table-cell>
          <table:covered-table-cell/>
          <table:table-cell/>
          <table:table-cell table:style-name="ce8"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Vérifier que le fichier de licence est accessible en cliquant sur le lien présent dans le bas de page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</table:table-row>
        <table:table-row table:style-name="ro1">
          <table:covered-table-cell table:number-columns-repeated="11" table:style-name="ce19"/>
        </table:table-row>
        <table:table-row table:style-name="ro9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<text:span text:style-name="T2">Se rendre à l’adresse </text:span><text:span text:style-name="T2"><text:a xlink:href="https://annemoncion.github.io/1017examen2annemoncion/app-examen/dist/#/" xlink:type="simple">https://annemoncion.github.io/1017examen2annemoncion/app-examen/dist/#/</text:a></text:span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a page d’accueil apparai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a page d’accueil apparai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/text:p>
          </table:table-cell>
          <table:covered-table-cell table:style-name="ce21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 table:number-columns-spanned="4" table:number-rows-spanned="1">
            <text:p>Cliquer sur le lien “licence MIT” dans le bas de pag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Un nouvel onglet s’ouvre et affiche le document présent à l’adresse <text:a xlink:href="https://github.com/annemoncion/1017examen2annemoncion/blob/main/LICENSE.md" xlink:type="simple">https://github.com/annemoncion/1017examen2annemoncion/blob/main/LICENSE.md</text:a> 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<text:span text:style-name="T2">Un nouvel onglet s’ouvre et affiche le document présent à l’adresse </text:span><text:span text:style-name="T2"><text:a xlink:href="https://github.com/annemoncion/1017examen2annemoncion/blob/main/LICENSE.md" xlink:type="simple">https://github.com/annemoncion/1017examen2annemoncion/blob/main/LICENSE.md</text:a></text:span>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/text:p>
          </table:table-cell>
          <table:covered-table-cell table:style-name="ce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</table:table>
      <table:table table:name="Test 4" table:style-name="ta1">
        <table:table-column table:style-name="co6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33" office:value-type="string" calcext:value-type="string" table:number-columns-spanned="6" table:number-rows-spanned="2">
            <text:p><text:span text:style-name="T6"> </text:span><text:span text:style-name="T7">La page d’accueil affiche du Lorem ipsum si l’utilisateur n’est pas connecté.</text:span></text:p>
          </table:table-cell>
          <table:covered-table-cell table:number-columns-repeated="5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20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20" office:value-type="string" calcext:value-type="string" table:number-columns-spanned="1" table:number-rows-spanned="2">
            <text:p>P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ès au navigateur Chrome</text:p>
          </table:table-cell>
          <table:covered-table-cell/>
          <table:table-cell/>
          <table:table-cell table:style-name="ce8"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Vérifier que la page d’accueil générique s’affiche correctement pour les utilisateurs qui ne sont pas connectés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</table:table-row>
        <table:table-row table:style-name="ro1">
          <table:covered-table-cell table:number-columns-repeated="11" table:style-name="ce19"/>
        </table:table-row>
        <table:table-row table:style-name="ro1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<text:span text:style-name="T2">Se rendre à l’adresse </text:span><text:span text:style-name="T2"><text:a xlink:href="https://annemoncion.github.io/1017examen2annemoncion/app-examen/dist/#/" xlink:type="simple">https://annemoncion.github.io/1017examen2annemoncion/app-examen/dist/#/</text:a></text:span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a page d’accueil affiche un titre qui dit “Bonjour!” suivi d’un bloc de Lorem ipsum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a page d’accueil affiche un titre qui dit “Bonjour!” suivi d’un bloc de Lorem ipsum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</table:table>
      <table:table table:name="Test 5" table:style-name="ta1"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7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20" office:value-type="float" office:value="5" calcext:value-type="float" table:number-columns-spanned="1" table:number-rows-spanned="2">
            <text:p>5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35" office:value-type="string" calcext:value-type="string" table:number-columns-spanned="6" table:number-rows-spanned="2">
            <text:p>La page d’accueil affiche les informations personnelles de l’utilisateur s’il est connecté.</text:p>
          </table:table-cell>
          <table:covered-table-cell table:number-columns-repeated="5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20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20" office:value-type="string" calcext:value-type="string" table:number-columns-spanned="1" table:number-rows-spanned="2">
            <text:p>P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3"/>
        </table:table-row>
        <table:table-row table:style-name="ro12">
          <table:table-cell table:style-name="ce20" office:value-type="float" office:value="1" calcext:value-type="float">
            <text:p>1</text:p>
          </table:table-cell>
          <table:table-cell table:style-name="ce34" office:value-type="string" calcext:value-type="string" table:number-columns-spanned="2" table:number-rows-spanned="1">
            <text:p>Accès au navigateur Chrome</text:p>
          </table:table-cell>
          <table:covered-table-cell table:style-name="ce34"/>
          <table:table-cell table:style-name="ce34"/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 table:number-columns-spanned="3" table:number-rows-spanned="1">
            <text:p>let loggedIn = true;</text:p>
          </table:table-cell>
          <table:covered-table-cell table:number-columns-repeated="2" table:style-name="ce34"/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Valider que la page d’accueil affiche les informations personnelles de l’utilisateur, si on modifie la variable “loggedIn” à “true”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</table:table-row>
        <table:table-row table:style-name="ro1">
          <table:covered-table-cell table:number-columns-repeated="11" table:style-name="ce19"/>
        </table:table-row>
        <table:table-row table:style-name="ro13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Dans le fichier “Accueil.vue” sous le dossier “views” du code source, mettre la variable “loggedIn” à “true” à la ligne 32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e changement est effectué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e changement est effectué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14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 table:number-columns-spanned="4" table:number-rows-spanned="1">
            <text:p><text:span text:style-name="T2">Se rendre à l’adresse </text:span><text:span text:style-name="T2"><text:a xlink:href="https://annemoncion.github.io/1017examen2annemoncion/app-examen/dist/#/" xlink:type="simple">https://annemoncion.github.io/1017examen2annemoncion/app-examen/dist/#/</text:a></text:span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a page d’accueil affiche un message de salutation incluant le nom de l’utilisateur, ainsi que les informations personnelles de l’utilisateur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a page d’accueil affiche un message de salutation incluant le nom de l’utilisateur, ainsi que les informations personnelles de l’utilisateur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</table:table>
      <table:table table:name="Test 6" table:style-name="ta1">
        <table:table-column table:style-name="co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7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20" office:value-type="float" office:value="6" calcext:value-type="float" table:number-columns-spanned="1" table:number-rows-spanned="2">
            <text:p>6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37" office:value-type="string" calcext:value-type="string" table:number-columns-spanned="6" table:number-rows-spanned="2">
            <text:p>La page Projets affiche une liste de projets.</text:p>
          </table:table-cell>
          <table:covered-table-cell table:number-columns-repeated="5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20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20" office:value-type="string" calcext:value-type="string" table:number-columns-spanned="1" table:number-rows-spanned="2">
            <text:p>P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ès au navigateur Chrome</text:p>
          </table:table-cell>
          <table:covered-table-cell/>
          <table:table-cell/>
          <table:table-cell table:style-name="ce8"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Valider que la page Projets affiche une liste de projets de site web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</table:table-row>
        <table:table-row table:style-name="ro1">
          <table:covered-table-cell table:number-columns-repeated="11" table:style-name="ce19"/>
        </table:table-row>
        <table:table-row table:style-name="ro15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Se rendre à l’adresse <text:a xlink:href="https://annemoncion.github.io/1017examen2annemoncion/app-examen/dist/#/projets" xlink:type="simple">https://annemoncion.github.io/1017examen2annemoncion/app-examen/dist/#/projets</text:a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a page Projets affiche une liste comprenant des titres de projets de site web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a page Projets affiche une liste comprenant des titres de projets de site web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</table:table>
      <table:table table:name="Test 7" table:style-name="ta1">
        <table:table-column table:style-name="co6" table:number-columns-repeated="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number-columns-repeated="6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20" office:value-type="float" office:value="7" calcext:value-type="float" table:number-columns-spanned="1" table:number-rows-spanned="2">
            <text:p>7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37" office:value-type="string" calcext:value-type="string" table:number-columns-spanned="6" table:number-rows-spanned="2">
            <text:p>La page Contact affiche un formulaire de contact.</text:p>
          </table:table-cell>
          <table:covered-table-cell table:number-columns-repeated="5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20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20" office:value-type="string" calcext:value-type="string" table:number-columns-spanned="1" table:number-rows-spanned="2">
            <text:p>P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ès au navigateur Chrome</text:p>
          </table:table-cell>
          <table:covered-table-cell/>
          <table:table-cell/>
          <table:table-cell table:style-name="ce8"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Valider que la page contact affiche un formulaire comprenant un champ <text:span text:style-name="T8">Prénom</text:span>, <text:span text:style-name="T8">Nom</text:span>, <text:span text:style-name="T8">Courriel</text:span> et une liste déroulante de <text:span text:style-name="T8">Choix du sujet.</text:span>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</table:table-row>
        <table:table-row table:style-name="ro1">
          <table:covered-table-cell table:number-columns-repeated="11" table:style-name="ce19"/>
        </table:table-row>
        <table:table-row table:style-name="ro16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Se rendre à l’adresse <text:a xlink:href="https://annemoncion.github.io/1017examen2annemoncion/app-examen/dist/#/contact" xlink:type="simple">https://annemoncion.github.io/1017examen2annemoncion/app-examen/dist/#/contact</text:a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e formulaire Contactez-moi s’affiche. Il comprend des champs de type texte pour entrer son prénom, son nom et son adresse courriel. Il comprend aussi une liste déroulante pour choisir un suje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e formulaire Contactez-moi s’affiche. Il comprend des champs de type texte pour entrer son prénom, son nom et son adresse courriel. Il comprend aussi une liste déroulante pour choisir un suje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</table:table>
      <table:table table:name="Test 8" table:style-name="ta1">
        <table:table-column table:style-name="co6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number-columns-repeated="7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20" office:value-type="float" office:value="8" calcext:value-type="float" table:number-columns-spanned="1" table:number-rows-spanned="2">
            <text:p>8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35" office:value-type="string" calcext:value-type="string" table:number-columns-spanned="7" table:number-rows-spanned="2">
            <text:p>Le formulaire Contactez-moi affiche un message de validation si l’adresse courriel est invalide.</text:p>
          </table:table-cell>
          <table:covered-table-cell table:number-columns-repeated="6"/>
        </table:table-row>
        <table:table-row table:style-name="ro1"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20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20" office:value-type="string" calcext:value-type="string" table:number-columns-spanned="1" table:number-rows-spanned="2">
            <text:p>E</text:p>
          </table:table-cell>
          <table:table-cell table:number-columns-repeated="3"/>
        </table:table-row>
        <table:table-row table:style-name="ro1">
          <table:covered-table-cell table:number-columns-repeated="9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ès au navigateur Chrome</text:p>
          </table:table-cell>
          <table:covered-table-cell/>
          <table:table-cell/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a xlink:href="mailto:anne.moncion@test" xlink:type="simple">anne.moncion@test</text:a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aaa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anne.moncion.test.co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Vérifier que la validation du champ courriel fonctionne.</text:p>
          </table:table-cell>
          <table:covered-table-cell table:number-columns-repeated="8"/>
          <table:table-cell/>
        </table:table-row>
        <table:table-row table:style-name="ro1">
          <table:covered-table-cell table:number-columns-repeated="11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  <table:table-cell/>
        </table:table-row>
        <table:table-row table:style-name="ro1">
          <table:covered-table-cell table:number-columns-repeated="11" table:style-name="ce19"/>
          <table:table-cell/>
        </table:table-row>
        <table:table-row table:style-name="ro17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Se rendre à l’adresse <text:a xlink:href="https://annemoncion.github.io/1017examen2annemoncion/app-examen/dist/#/contact" xlink:type="simple">https://annemoncion.github.io/1017examen2annemoncion/app-examen/dist/#/contact</text:a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e formulaire Contactez-moi s’affich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e formulaire Contactez-moi s’affich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  <table:table-cell/>
        </table:table-row>
        <table:table-row table:style-name="ro18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 table:number-columns-spanned="4" table:number-rows-spanned="1">
            <text:p>Entrer les adresses de courriel bidon mal formatées (voir données à utiliser) dans le champ de courriel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Un message de validation apparaît sous le champ courriel. On peut lire “Adresse de courriel non valide”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Aucun message de validation n’apparaît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Échoué</text:p>
          </table:table-cell>
          <table:covered-table-cell table:style-name="ce21"/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/>
        </table:table-row>
      </table:table>
      <table:table table:name="Test 9" table:style-name="ta1">
        <table:table-column table:style-name="co6" table:number-columns-repeated="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number-columns-repeated="6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20" office:value-type="float" office:value="9" calcext:value-type="float" table:number-columns-spanned="1" table:number-rows-spanned="2">
            <text:p>9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35" office:value-type="string" calcext:value-type="string" table:number-columns-spanned="6" table:number-rows-spanned="2">
            <text:p>Le formulaire Contactez-moi permet de sélectionner une catégorie de sujets.</text:p>
          </table:table-cell>
          <table:covered-table-cell table:number-columns-repeated="5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20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20" office:value-type="string" calcext:value-type="string" table:number-columns-spanned="1" table:number-rows-spanned="2">
            <text:p>P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ès au navigateur Chrome</text:p>
          </table:table-cell>
          <table:covered-table-cell/>
          <table:table-cell/>
          <table:table-cell table:style-name="ce8"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Vérifier que le formulaire de contact comprend une liste de trois sujets de message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</table:table-row>
        <table:table-row table:style-name="ro1">
          <table:covered-table-cell table:number-columns-repeated="11" table:style-name="ce19"/>
        </table:table-row>
        <table:table-row table:style-name="ro9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<text:span text:style-name="T2">Se rendre à l’adresse </text:span><text:span text:style-name="T2"><text:a xlink:href="https://annemoncion.github.io/1017examen2annemoncion/app-examen/dist/#/contact" xlink:type="simple">https://annemoncion.github.io/1017examen2annemoncion/app-examen/dist/#/contact</text:a></text:span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e formulaire Contactez-moi s’affich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e formulaire Contactez-moi s’affich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14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 table:number-columns-spanned="4" table:number-rows-spanned="1">
            <text:p>Cliquer sur la liste déroulante et vérifier que trois options de sujet apparaissent, soit “Informations générales”, “Demande de soumission” et “Question technique”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Sous la liste déroulante, trois options de sujet apparaissent, soit “Informations générales”, “Demande de soumission” et “Question technique”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Sous la liste déroulante, trois options de sujet apparaissent, soit “Informations générales”, “Demande de soumission” et “Question technique”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</table:table>
      <table:table table:name="Test 10" table:style-name="ta1">
        <table:table-column table:style-name="co6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7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ID Cas de Test</text:p>
          </table:table-cell>
          <table:covered-table-cell/>
          <table:table-cell table:style-name="ce20" office:value-type="float" office:value="10" calcext:value-type="float" table:number-columns-spanned="1" table:number-rows-spanned="2">
            <text:p>10</text:p>
          </table:table-cell>
          <table:table-cell table:style-name="ce23" office:value-type="string" calcext:value-type="string" table:number-columns-spanned="2" table:number-rows-spanned="2">
            <text:p>Description du cas de test</text:p>
          </table:table-cell>
          <table:covered-table-cell/>
          <table:table-cell table:style-name="ce35" office:value-type="string" calcext:value-type="string" table:number-columns-spanned="6" table:number-rows-spanned="2">
            <text:p>Tous les libellés du site apparaissent en anglais si on modifie la variable “locale” du module de traduction.</text:p>
          </table:table-cell>
          <table:covered-table-cell table:number-columns-repeated="5" table:style-name="ce39"/>
        </table:table-row>
        <table:table-row table:style-name="ro1">
          <table:covered-table-cell table:number-columns-repeated="5"/>
          <table:covered-table-cell table:number-columns-repeated="6" table:style-name="ce39"/>
        </table:table-row>
        <table:table-row table:style-name="ro1">
          <table:table-cell table:style-name="ce2" office:value-type="string" calcext:value-type="string" table:number-columns-spanned="2" table:number-rows-spanned="1">
            <text:p>Créé par</text:p>
          </table:table-cell>
          <table:covered-table-cell/>
          <table:table-cell table:style-name="ce8" office:value-type="string" calcext:value-type="string">
            <text:p>Anne Moncion</text:p>
          </table:table-cell>
          <table:table-cell table:style-name="ce2" office:value-type="string" calcext:value-type="string" table:number-columns-spanned="2" table:number-rows-spanned="1">
            <text:p>Revu par</text:p>
          </table:table-cell>
          <table:covered-table-cell table:style-name="ce11"/>
          <table:table-cell table:style-name="ce8" office:value-type="string" calcext:value-type="string">
            <text:p>N/A</text:p>
          </table:table-cell>
          <table:table-cell table:style-name="ce2" office:value-type="string" calcext:value-type="string" table:number-columns-spanned="2" table:number-rows-spanned="1">
            <text:p>Version du produit</text:p>
          </table:table-cell>
          <table:covered-table-cell/>
          <table:table-cell table:style-name="ce8" office:value-type="string" calcext:value-type="string">
            <text:p>1.0.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2">
            <text:p><text:span text:style-name="T1">Log</text:span> testeur QA</text:p>
          </table:table-cell>
          <table:covered-table-cell/>
          <table:table-cell table:style-name="ce21" office:value-type="string" calcext:value-type="string" table:number-columns-spanned="9" table:number-rows-spanned="2">
            <text:p><text:s/>Test effectué sur Windows, via le navigateur Google Chrome 88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>
          <table:table-cell table:style-name="ce15" office:value-type="string" calcext:value-type="string" table:number-columns-spanned="2" table:number-rows-spanned="2">
            <text:p>Nom du testeur</text:p>
          </table:table-cell>
          <table:covered-table-cell/>
          <table:table-cell table:style-name="ce20" office:value-type="string" calcext:value-type="string" table:number-columns-spanned="1" table:number-rows-spanned="2">
            <text:p>Anne Moncion</text:p>
          </table:table-cell>
          <table:table-cell table:style-name="ce10" office:value-type="string" calcext:value-type="string" table:number-columns-spanned="2" table:number-rows-spanned="2">
            <text:p>Date du test</text:p>
          </table:table-cell>
          <table:covered-table-cell/>
          <table:table-cell table:style-name="ce12" office:value-type="date" office:date-value="2021-02-26" calcext:value-type="date" table:number-columns-spanned="1" table:number-rows-spanned="2">
            <text:p>2021-02-26</text:p>
          </table:table-cell>
          <table:table-cell table:style-name="ce13" office:value-type="string" calcext:value-type="string" table:number-columns-spanned="2" table:number-rows-spanned="2">
            <text:p>Cas de test (Passé / Échoué / Non exécuté)</text:p>
          </table:table-cell>
          <table:covered-table-cell/>
          <table:table-cell table:style-name="ce20" office:value-type="string" calcext:value-type="string" table:number-columns-spanned="1" table:number-rows-spanned="2">
            <text:p>P</text:p>
          </table:table-cell>
          <table:table-cell table:number-columns-repeated="2"/>
        </table:table-row>
        <table:table-row table:style-name="ro1">
          <table:covered-table-cell table:number-columns-repeated="9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3" table:number-rows-spanned="1">
            <text:p>Prérequi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4" table:number-rows-spanned="1">
            <text:p>Données à utilis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Accès au navigateur Chrome</text:p>
          </table:table-cell>
          <table:covered-table-cell/>
          <table:table-cell/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let locale = 'en’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2" calcext:value-type="float">
            <text:p>2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/>
          <table:table-cell table:style-name="ce8" office:value-type="float" office:value="4" calcext:value-type="float">
            <text:p>4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2">
            <text:p>Sénario de test</text:p>
          </table:table-cell>
          <table:covered-table-cell/>
          <table:table-cell table:style-name="ce21" office:value-type="string" calcext:value-type="string" table:number-columns-spanned="9" table:number-rows-spanned="2">
            <text:p>Modifier la langue de traduction par défaut du mixin et vérifier que tous les libellés présents sur le site web sont affichés en anglais.</text:p>
          </table:table-cell>
          <table:covered-table-cell table:number-columns-repeated="8"/>
        </table:table-row>
        <table:table-row table:style-name="ro1">
          <table:covered-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Étape #</text:p>
          </table:table-cell>
          <table:table-cell table:style-name="ce15" office:value-type="string" calcext:value-type="string" table:number-columns-spanned="4" table:number-rows-spanned="2">
            <text:p>Détails</text:p>
          </table:table-cell>
          <table:covered-table-cell table:style-name="ce15"/>
          <table:covered-table-cell table:number-columns-repeated="2" table:style-name="ce19"/>
          <table:table-cell table:style-name="ce18" office:value-type="string" calcext:value-type="string" table:number-columns-spanned="2" table:number-rows-spanned="2">
            <text:p>Résultats attendus</text:p>
          </table:table-cell>
          <table:covered-table-cell table:style-name="ce19"/>
          <table:table-cell table:style-name="ce15" office:value-type="string" calcext:value-type="string" table:number-columns-spanned="2" table:number-rows-spanned="2">
            <text:p>Résultats observés</text:p>
          </table:table-cell>
          <table:covered-table-cell table:style-name="ce19"/>
          <table:table-cell table:style-name="ce30" office:value-type="string" calcext:value-type="string" table:number-columns-spanned="2" table:number-rows-spanned="2">
            <text:p>Passé / Échoué / Non exécuté / Suspendu</text:p>
          </table:table-cell>
          <table:covered-table-cell table:style-name="ce19"/>
        </table:table-row>
        <table:table-row table:style-name="ro1">
          <table:covered-table-cell table:number-columns-repeated="11" table:style-name="ce19"/>
        </table:table-row>
        <table:table-row table:style-name="ro19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Dans le fichier « MixinTranslate » sour le dossier « mixins », à la igne 64, définir la valeur de la variable « locale » à « en »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e changement est effectué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e changement est effectué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20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 table:number-columns-spanned="4" table:number-rows-spanned="1">
            <text:p><text:span text:style-name="T2">Se rendre à l’adresse </text:span><text:span text:style-name="T2"><text:a xlink:href="https://annemoncion.github.io/1017examen2annemoncion/app-examen/dist/#/" xlink:type="simple">https://annemoncion.github.io/1017examen2annemoncion/app-examen/dist/#/</text:a></text:span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a page d’accueil s’affiche et les liens du menu, ainsi que le message de bienvenue sont affichés en anglais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a page d’accueil s’affiche et les liens du menu, ainsi que le message de bienvenue sont affichés en anglais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21">
          <table:table-cell table:style-name="ce20" office:value-type="float" office:value="3" calcext:value-type="float">
            <text:p>3</text:p>
          </table:table-cell>
          <table:table-cell table:style-name="ce38" office:value-type="string" calcext:value-type="string" table:number-columns-spanned="4" table:number-rows-spanned="1">
            <text:p><text:span text:style-name="T2">Accéder à l’adresse url </text:span><text:span text:style-name="T2"><text:a xlink:href="https://annemoncion.github.io/1017examen2annemoncion/app-examen/dist/#/projets" xlink:type="simple">https://annemoncion.github.io/1017examen2annemoncion/app-examen/dist/#/projets</text:a></text:span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a page de projets s’affiche en anglais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a page de projets s’affiche en anglais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  <table:table-row table:style-name="ro9">
          <table:table-cell table:style-name="ce20" office:value-type="float" office:value="4" calcext:value-type="float">
            <text:p>4</text:p>
          </table:table-cell>
          <table:table-cell table:style-name="ce38" office:value-type="string" calcext:value-type="string" table:number-columns-spanned="4" table:number-rows-spanned="1">
            <text:p><text:span text:style-name="T2">Accéder à l’adresse url </text:span><text:span text:style-name="T2"><text:a xlink:href="https://annemoncion.github.io/1017examen2annemoncion/app-examen/dist/#/contact" xlink:type="simple">https://annemoncion.github.io/1017examen2annemoncion/app-examen/dist/#/contact</text:a></text:span>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La page de contact s’affiche en anglais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La page de contact s’affiche en anglais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assé <text:s/></text:p>
          </table:table-cell>
          <table:covered-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1:14:27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3T18:45:14.421000000</meta:creation-date>
    <dc:date>2021-02-26T12:45:39.143000000</dc:date>
    <meta:editing-duration>PT1H25M</meta:editing-duration>
    <meta:editing-cycles>15</meta:editing-cycles>
    <meta:generator>LibreOffice/6.3.6.2$Windows_X86_64 LibreOffice_project/2196df99b074d8a661f4036fca8fa0cbfa33a497</meta:generator>
    <meta:document-statistic meta:table-count="10" meta:cell-count="493" meta:object-count="0"/>
  </office:meta>
</office:document-meta>
</file>